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1A00000463DB7BCB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0.876cm" svg:height="29.7cm" draw:z-index="0"><draw:image xlink:href="Pictures/100000000000031A00000463DB7BCBF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ydia </meta:initial-creator>
    <meta:creation-date>2020-09-11T14:37:09.54</meta:creation-date>
    <dc:date>2020-09-13T20:09:18.72</dc:date>
    <dc:creator>Lydia aubeel</dc:creator>
    <meta:editing-duration>PT5M27S</meta:editing-duration>
    <meta:editing-cycles>1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